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5.881cm" svg:y="-0.291cm" svg:width="5.292cm" svg:height="2.646cm" draw:z-index="0"><draw:image xlink:href="Pictures/10000000000000C800000064042AA76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02T15:44:35</dc:date>
    <dc:creator>Simon Delcourt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